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7cm" fo:min-width="0cm"/>
    </style:style>
    <style:style style:name="gr9" style:family="graphic" style:parent-style-name="standard">
      <style:graphic-properties draw:stroke="none" svg:stroke-color="#000000" draw:fill="none" draw:fill-color="#ffffff" fo:min-height="0.0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23.83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1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textarea-vertical-align="middle" draw:auto-grow-height="false"/>
    </style:style>
    <style:style style:name="gr19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draw:stroke="solid" svg:stroke-color="#000000" draw:fill="none" draw:textarea-vertical-align="middle"/>
    </style:style>
    <style:style style:name="gr23" style:family="graphic" style:parent-style-name="standard">
      <style:graphic-properties draw:stroke="solid" svg:stroke-color="#000000" draw:fill="solid" draw:fill-color="#800000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color="#000000" draw:fill="solid" draw:fill-color="#008000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color="#000000" draw:fill="hatch" draw:fill-color="#ffffff" draw:fill-hatch-name="Black_20_-45_20_Degrees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solid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svg:stroke-width="0.051cm" svg:stroke-color="#000000" draw:marker-end="Arrow" draw:marker-end-width="0.30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0" style:family="graphic" style:parent-style-name="objectwithoutfill">
      <style:graphic-properties draw:stroke="solid" svg:stroke-width="0.051cm" svg:stroke-color="#000000" draw:marker-start="" draw:marker-start-width="0.254cm" draw:marker-end="Arrow" draw:marker-end-width="0.35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ctwithoutfill">
      <style:graphic-properties draw:stroke="solid" svg:stroke-width="0cm" svg:stroke-color="#000000" draw:marker-end="Arrow" draw:marker-end-width="0.3cm" draw:fill="none" draw:textarea-vertical-align="middle"/>
    </style:style>
    <style:style style:name="gr33" style:family="graphic" style:parent-style-name="standard">
      <style:graphic-properties svg:stroke-width="0cm" svg:stroke-color="#ff0000" draw:fill="none" draw:fill-color="#4c4c4c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cm" svg:stroke-color="#000000" draw:marker-end="Arrow" draw:marker-end-width="0.3cm" draw:fill="none" draw:fill-color="#4c4c4c" draw:textarea-vertical-align="middle"/>
    </style:style>
    <style:style style:name="gr3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color="#000000" draw:fill="solid" draw:fill-color="#23ff23" draw:textarea-horizontal-align="justify" draw:textarea-vertical-align="middle" draw:auto-grow-height="false"/>
    </style:style>
    <style:style style:name="gr38" style:family="graphic" style:parent-style-name="standard">
      <style:graphic-properties draw:stroke="solid" svg:stroke-color="#000000" draw:fill="solid" draw:fill-color="#dc2300" draw:textarea-horizontal-align="justify" draw:textarea-vertical-align="middle" draw:auto-grow-height="false"/>
    </style:style>
    <style:style style:name="gr39" style:family="graphic" style:parent-style-name="standard">
      <style:graphic-properties draw:stroke="solid" svg:stroke-color="#000000" draw:fill="solid" draw:fill-color="#e6ff00" draw:textarea-horizontal-align="justify" draw:textarea-vertical-align="middle" draw:auto-grow-height="false"/>
    </style:style>
    <style:style style:name="gr40" style:family="graphic" style:parent-style-name="standard">
      <style:graphic-properties draw:stroke="solid" svg:stroke-color="#000000" draw:fill="gradient" draw:fill-gradient-name="Gradient_20_7" draw:textarea-horizontal-align="justify" draw:textarea-vertical-align="middle" draw:auto-grow-height="false" draw:shadow="hidden"/>
    </style:style>
    <style:style style:name="gr41" style:family="graphic" style:parent-style-name="standard">
      <style:graphic-properties draw:stroke="solid" svg:stroke-color="#000000" draw:fill="solid" draw:fill-color="#663300" draw:textarea-horizontal-align="justify" draw:textarea-vertical-align="middle" draw:auto-grow-height="false"/>
    </style:style>
    <style:style style:name="gr42" style:family="graphic" style:parent-style-name="standard">
      <style:graphic-properties draw:stroke="solid" svg:stroke-color="#000000" draw:fill="solid" draw:fill-color="#999999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solid" draw:fill-color="#6b0094" draw:textarea-horizontal-align="justify" draw:textarea-vertical-align="middle" draw:auto-grow-height="false"/>
    </style:style>
    <style:style style:name="gr45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 draw:shadow="hidden"/>
    </style:style>
    <style:style style:name="gr46" style:family="graphic" style:parent-style-name="standard">
      <style:graphic-properties draw:stroke="solid" svg:stroke-color="#000000" draw:fill="solid" draw:fill-color="#00ae00" draw:textarea-horizontal-align="justify" draw:textarea-vertical-align="middle" draw:auto-grow-height="false"/>
    </style:style>
    <style:style style:name="gr47" style:family="graphic" style:parent-style-name="standard">
      <style:graphic-properties draw:stroke="solid" svg:stroke-color="#000000" draw:fill="solid" draw:fill-color="#ffd320" draw:textarea-horizontal-align="justify" draw:textarea-vertical-align="middle" draw:auto-grow-height="false"/>
    </style:style>
    <style:style style:name="gr48" style:family="graphic" style:parent-style-name="standard">
      <style:graphic-properties draw:stroke="solid" svg:stroke-color="#000000" draw:fill="solid" draw:fill-color="#c5000b" draw:textarea-horizontal-align="justify" draw:textarea-vertical-align="middle" draw:auto-grow-height="false"/>
    </style:style>
    <style:style style:name="gr49" style:family="graphic" style:parent-style-name="objectwithoutfill">
      <style:graphic-properties draw:stroke="solid"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solid"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fo:min-height="0.186cm"/>
    </style:style>
    <style:style style:name="gr52" style:family="graphic" style:parent-style-name="standard">
      <style:graphic-properties draw:stroke="solid"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solid" svg:stroke-width="0cm" svg:stroke-color="#000000" draw:fill="solid" draw:fill-color="#dc2300" draw:textarea-horizontal-align="justify" draw:textarea-vertical-align="top" draw:auto-grow-height="false"/>
    </style:style>
    <style:style style:name="gr54" style:family="graphic" style:parent-style-name="standard">
      <style:graphic-properties draw:stroke="solid" svg:stroke-width="0cm" svg:stroke-color="#000000" draw:fill="solid" draw:fill-color="#dc2300" draw:textarea-horizontal-align="justify" draw:textarea-vertical-align="middle" draw:auto-grow-height="false"/>
    </style:style>
    <style:style style:name="gr55" style:family="graphic" style:parent-style-name="standard">
      <style:graphic-properties draw:stroke="solid" svg:stroke-width="0cm" svg:stroke-color="#000000" draw:fill="solid" draw:fill-color="#ffffff" draw:textarea-horizontal-align="justify" draw:textarea-vertical-align="middle" draw:auto-grow-height="false"/>
    </style:style>
    <style:style style:name="gr56" style:family="graphic" style:parent-style-name="standard">
      <style:graphic-properties draw:stroke="solid" svg:stroke-width="0cm" svg:stroke-color="#000000" draw:fill="solid" draw:fill-color="#ffffff" draw:textarea-horizontal-align="justify" draw:textarea-vertical-align="middle" draw:auto-grow-height="false"/>
    </style:style>
    <style:style style:name="gr57" style:family="graphic" style:parent-style-name="standard">
      <style:graphic-properties draw:fill="solid" draw:fill-color="#4c4c4c" draw:textarea-horizontal-align="justify" draw:textarea-vertical-align="middle" draw:auto-grow-height="false" draw:shadow="hidden"/>
    </style:style>
    <style:style style:name="gr5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60" style:family="graphic" style:parent-style-name="standard">
      <style:graphic-properties svg:stroke-width="0.051cm" svg:stroke-color="#ff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ff0000" draw:marker-start-width="0.276cm" draw:marker-end-width="0.276cm" draw:fill="none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cm" svg:stroke-color="#ff0000" draw:marker-end="Arrow" draw:marker-end-width="0.3cm" draw:fill="none" draw:fill-color="#4c4c4c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text-properties fo:color="#800000" fo:font-family="'BN Elements'" style:font-pitch="variable" fo:font-size="80pt" style:font-size-asian="80pt" style:font-size-complex="80pt"/>
    </style:style>
    <style:style style:name="P6" style:family="paragraph">
      <style:text-properties fo:color="#800000" fo:font-family="'BN Elements'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star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00000" fo:font-family="'BN Elements'" style:font-pitch="variable" fo:font-size="80pt" style:font-size-asian="80pt" style:font-size-complex="80pt"/>
    </style:style>
    <style:style style:name="T5" style:family="text">
      <style:text-properties fo:color="#800000" fo:font-family="'BN Elements'" style:font-pitch="variable" fo:font-size="24pt" style:font-size-asian="24pt" style:font-size-complex="2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001cm" svg:height="3.679cm" svg:x="11.165cm" svg:y="2.419cm">
          <text:p text:style-name="P1">Crises/</text:p>
          <text:p text:style-name="P1">Challenges/</text:p>
          <text:p text:style-name="P1">Opportunit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5.388cm" svg:height="4.292cm" svg:x="10.068cm" svg:y="14.777cm">
          <text:p text:style-name="P1">Status Scree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48cm" svg:height="5.388cm" svg:x="18.94cm" svg:y="7.163cm">
          <text:p text:style-name="P1">Win/Lose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131cm" svg:height="2.679cm" svg:x="10.101cm" svg:y="9.358cm">
          <text:p text:style-name="P1">Traveling Scre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55cm" svg:height="3.066cm" svg:x="1.613cm" svg:y="2.871cm">
          <text:p text:style-name="P1">Men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711cm" svg:height="4.292cm" svg:x="1.969cm" svg:y="12.325cm">
          <text:p text:style-name="P1">Character</text:p>
          <text:p text:style-name="P1">Cre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1.516cm" svg:height="1.516cm" svg:x="3.808cm" svg:y="8.16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3.888cm" svg:y1="5.937cm" svg:x2="4.566cm" svg:y2="8.164cm" draw:start-shape="id1" draw:start-glue-point="6" draw:end-shape="id2" draw:end-glue-point="4" svg:d="m3888 5937c0 1671 678 558 678 2227">
          <text:p/>
        </draw:connector>
        <draw:connector draw:style-name="gr4" draw:text-style-name="P1" draw:layer="layout" draw:type="curve" svg:x1="5.324cm" svg:y1="8.922cm" svg:x2="10.101cm" svg:y2="10.698cm" draw:start-shape="id2" draw:start-glue-point="7" draw:end-shape="id3" draw:end-glue-point="5" svg:d="m5324 8922c3583 0 1195 1776 4777 1776">
          <text:p text:style-name="P1">Continue</text:p>
        </draw:connector>
        <draw:connector draw:style-name="gr4" draw:text-style-name="P1" draw:layer="layout" draw:type="curve" svg:x1="4.566cm" svg:y1="9.68cm" svg:x2="4.325cm" svg:y2="12.325cm" draw:start-shape="id2" draw:start-glue-point="6" draw:end-shape="id4" draw:end-glue-point="4" svg:d="m4566 9680c0 1984-241 662-241 2645">
          <text:p text:style-name="P1">New</text:p>
        </draw:connector>
        <draw:connector draw:style-name="gr3" draw:text-style-name="P1" draw:layer="layout" draw:type="curve" svg:x1="6.68cm" svg:y1="14.471cm" svg:x2="10.101cm" svg:y2="10.697cm" draw:start-shape="id4" draw:start-glue-point="7" draw:end-shape="id3" svg:d="m6680 14471c2565 0 855-3774 3421-3774">
          <text:p/>
        </draw:connector>
        <draw:connector draw:style-name="gr3" draw:text-style-name="P1" draw:layer="layout" draw:type="curve" svg:x1="13.167cm" svg:y1="9.358cm" svg:x2="11.165cm" svg:y2="4.259cm" draw:start-shape="id3" draw:start-glue-point="4" draw:end-shape="id5" draw:end-glue-point="5" svg:d="m13167 9358c0-2445-1252-2037-1941-2701s-814-2398-61-2398">
          <text:p/>
        </draw:connector>
        <draw:connector draw:style-name="gr3" draw:text-style-name="P1" draw:layer="layout" draw:type="curve" svg:x1="15.166cm" svg:y1="4.259cm" svg:x2="13.167cm" svg:y2="9.358cm" draw:start-shape="id5" draw:start-glue-point="7" draw:end-shape="id3" draw:end-glue-point="4" svg:d="m15166 4259c751 0 626 1735-61 2398s-1938 256-1938 2701">
          <text:p/>
        </draw:connector>
        <draw:connector draw:style-name="gr3" draw:text-style-name="P1" draw:layer="layout" draw:type="curve" svg:x1="16.232cm" svg:y1="10.698cm" svg:x2="18.94cm" svg:y2="9.857cm" draw:start-shape="id3" draw:start-glue-point="7" draw:end-shape="id6" svg:d="m16232 10698c2031 0 677-841 2708-841">
          <text:p/>
        </draw:connector>
        <draw:connector draw:style-name="gr5" draw:text-style-name="P1" draw:layer="layout" draw:type="curve" svg:x1="13.167cm" svg:y1="12.037cm" svg:x2="12.762cm" svg:y2="14.777cm" draw:start-shape="id3" draw:start-glue-point="6" draw:end-shape="id7" draw:end-glue-point="4" svg:d="m13167 12037c0 2055-405 685-405 2740">
          <text:p/>
        </draw:connector>
        <draw:connector draw:style-name="gr3" draw:text-style-name="P1" draw:layer="layout" draw:type="curve" svg:x1="22.764cm" svg:y1="7.163cm" svg:x2="3.888cm" svg:y2="2.871cm" draw:start-shape="id6" draw:start-glue-point="4" draw:end-shape="id1" draw:end-glue-point="4" svg:d="m22764 7163c0-7189-18876-5043-18876-4292">
          <text:p/>
        </draw:connector>
      </draw:page>
      <draw:page draw:name="page2" draw:style-name="dp1" draw:master-page-name="Default">
        <draw:frame draw:style-name="gr6" draw:text-style-name="P2" draw:layer="layout" svg:width="3.385cm" svg:height="0.971cm" svg:x="1cm" svg:y="1cm">
          <draw:text-box>
            <text:p><text:span text:style-name="T1">End States:</text:span></text:p>
          </draw:text-box>
        </draw:frame>
        <draw:frame draw:style-name="gr6" draw:text-style-name="P2" draw:layer="layout" svg:width="10.323cm" svg:height="3.131cm" svg:x="1cm" svg:y="2.033cm">
          <draw:text-box>
            <text:p><text:span text:style-name="T1">Group reaches end of trail</text:span></text:p>
            <text:p><text:span text:style-name="T1">Group finds alternate end-point</text:span></text:p>
            <text:p><text:span text:style-name="T1">All Group members die</text:span></text:p>
            <text:p><text:span text:style-name="T1">Group morale drops too far (Gives up)</text:span></text:p>
          </draw:text-box>
        </draw:frame>
        <draw:frame draw:style-name="gr7" draw:text-style-name="P2" draw:layer="layout" svg:width="4.553cm" svg:height="1.197cm" svg:x="12.487cm" svg:y="1cm">
          <draw:text-box>
            <text:p><text:span text:style-name="T1">Character Stats:</text:span></text:p>
          </draw:text-box>
        </draw:frame>
        <draw:frame draw:style-name="gr6" draw:text-style-name="P2" draw:layer="layout" svg:width="3.326cm" svg:height="5.291cm" svg:x="12.487cm" svg:y="1.904cm">
          <draw:text-box>
            <text:p><text:span text:style-name="T1">Health</text:span></text:p>
            <text:p><text:span text:style-name="T1">Fight</text:span></text:p>
            <text:p><text:span text:style-name="T1">Speed</text:span></text:p>
            <text:p><text:span text:style-name="T1">Sneakiness</text:span></text:p>
            <text:p><text:span text:style-name="T1">Charm</text:span></text:p>
            <text:p><text:span text:style-name="T1">Smarts</text:span></text:p>
            <text:p><text:span text:style-name="T1">Awareness</text:span></text:p>
          </draw:text-box>
        </draw:frame>
      </draw:page>
      <draw:page draw:name="page3" draw:style-name="dp1" draw:master-page-name="Default">
        <draw:frame draw:style-name="gr8" draw:text-style-name="P3" draw:layer="layout" svg:width="3.093cm" svg:height="1.195cm" svg:x="1cm" svg:y="1cm">
          <draw:text-box>
            <text:p><text:span text:style-name="T2">Group:</text:span></text:p>
          </draw:text-box>
        </draw:frame>
        <draw:frame draw:style-name="gr6" draw:layer="layout" svg:width="18.477cm" svg:height="3.099cm" svg:x="1.969cm" svg:y="2.904cm">
          <draw:text-box>
            <text:p>A group is composed of characters that are together.</text:p>
            <text:p>A group has a location on a route.</text:p>
            <text:p>A group can be outdoors or indoors (affected by weather or not).</text:p>
            <text:p/>
          </draw:text-box>
        </draw:frame>
      </draw:page>
      <draw:page draw:name="page4" draw:style-name="dp1" draw:master-page-name="Default">
        <draw:frame draw:style-name="gr9" draw:layer="layout" svg:width="3.485cm" svg:height="0.963cm" svg:x="1cm" svg:y="1cm">
          <draw:text-box>
            <text:p>Character:</text:p>
          </draw:text-box>
        </draw:frame>
        <draw:frame draw:style-name="gr6" draw:layer="layout" svg:width="9.43cm" svg:height="0.963cm" svg:x="1cm" svg:y="2.097cm">
          <draw:text-box>
            <text:p>A character is always in a group</text:p>
          </draw:text-box>
        </draw:frame>
        <draw:frame draw:style-name="gr6" draw:layer="layout" svg:width="17.931cm" svg:height="15.203cm" svg:x="1cm" svg:y="3.42cm">
          <draw:text-box>
            <text:p>Resources:</text:p>
            <text:p>Health:</text:p>
            <text:p><text:tab/>Damaged by: Combat, events, weather, starvation</text:p>
            <text:p><text:tab/>Healed by: Rest, Medical skill</text:p>
            <text:p><text:tab/>Causes → Death/Injury</text:p>
            <text:p>Morale:</text:p>
            <text:p><text:tab/>Damaged by: Bad things, time</text:p>
            <text:p><text:tab/>Healed by: Good things, entertaining items</text:p>
            <text:p><text:tab/>Causes → Mental snaps, Suicide</text:p>
            <text:p>Hygiene:</text:p>
            <text:p><text:tab/>Damaged by: Filthy situations, time</text:p>
            <text:p><text:tab/>Healed by: Hygiene items, Rain, Running water</text:p>
            <text:p><text:tab/>Causes → illness</text:p>
            <text:p>Fatigue:</text:p>
            <text:p><text:tab/>Damaged by: Time awake, Strenuous activities, Combat</text:p>
            <text:p><text:tab/>Healed by: Time asleep, Resting</text:p>
            <text:p><text:tab/>Causes → Passing out, Mental snaps</text:p>
            <text:p>Hunger:</text:p>
            <text:p><text:tab/>Damaged by: Time, Exertion (events, combat, doing stuff)</text:p>
            <text:p><text:tab/>Healed by: Eating</text:p>
            <text:p><text:tab/>Causes → Morale- -, Fatigue - -, Health - - (In that order)</text:p>
          </draw:text-box>
        </draw:frame>
        <draw:custom-shape draw:style-name="gr1" draw:text-style-name="P1" draw:layer="layout" svg:width="4.13cm" svg:height="3.163cm" svg:x="17.668cm" svg:y="1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7.668cm" svg:y="4.796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22.81cm" svg:y="1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22.81cm" svg:y="4.796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7.668cm" svg:y="8.568cm">
          <text:p text:style-name="P1">Hunge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6" draw:layer="layout" svg:width="2.369cm" svg:height="0.963cm" svg:x="1.549cm" svg:y="2.645cm">
          <draw:text-box>
            <text:p>Route:</text:p>
          </draw:text-box>
        </draw:frame>
        <draw:frame draw:style-name="gr10" draw:layer="layout" svg:width="25.94cm" svg:height="4.523cm" svg:x="1cm" svg:y="6.259cm">
          <draw:text-box>
            <text:p>A route has locations on it, such as a hospital or a subway entrance.</text:p>
            <text:p>A route has features such as weather, zombies, and filth. These features effect the entire route.</text:p>
            <text:p>Features change over time based on pre-set ranges.</text:p>
            <text:p>Locations can contain other routes.</text:p>
            <text:p/>
          </draw:text-box>
        </draw:frame>
      </draw:page>
      <draw:page draw:name="page6" draw:style-name="dp1" draw:master-page-name="Default">
        <draw:custom-shape draw:style-name="gr1" draw:text-style-name="P1" xml:id="id14" draw:id="id14" draw:layer="layout" svg:width="4.13cm" svg:height="3.163cm" svg:x="17.23cm" svg:y="17.002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13cm" svg:height="3.163cm" svg:x="17.359cm" svg:y="5.162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13cm" svg:height="3.163cm" svg:x="17.36cm" svg:y="1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13cm" svg:height="3.163cm" svg:x="17.358cm" svg:y="12.871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13cm" svg:height="3.163cm" svg:x="17.264cm" svg:y="8.975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3.194cm" svg:height="2.323cm" svg:x="2.232cm" svg:y="5.155cm">
          <text:p text:style-name="P1">Weath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3.194cm" svg:height="2.323cm" svg:x="1.563cm" svg:y="10.765cm">
          <text:p text:style-name="P1">Tim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5" draw:id="id15" draw:layer="layout" svg:width="3.194cm" svg:height="2.323cm" svg:x="2.217cm" svg:y="1.688cm">
          <text:p text:style-name="P1">Fil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s" draw:line-skew="2.629cm" svg:x1="3.16cm" svg:y1="13.088cm" svg:x2="17.358cm" svg:y2="14.452cm" draw:start-shape="id8" draw:start-glue-point="2" draw:end-shape="id9" svg:d="m3160 13088v3129l13697-1765h501">
          <text:p/>
        </draw:connector>
        <draw:connector draw:style-name="gr12" draw:text-style-name="P1" draw:layer="layout" draw:type="lines" draw:line-skew="2.597cm" svg:x1="3.16cm" svg:y1="13.088cm" svg:x2="17.264cm" svg:y2="10.556cm" draw:start-shape="id8" draw:start-glue-point="2" draw:end-shape="id10" draw:end-glue-point="3" svg:d="m3160 13088v3097l13603-5629h501">
          <text:p/>
        </draw:connector>
        <draw:connector draw:style-name="gr12" draw:text-style-name="P1" draw:layer="layout" draw:type="lines" draw:line-skew="0.898cm" svg:x1="3.829cm" svg:y1="7.478cm" svg:x2="17.359cm" svg:y2="6.743cm" draw:start-shape="id11" draw:start-glue-point="2" draw:end-shape="id12" draw:end-glue-point="3" svg:d="m3829 7478v1398l13029-2133h501">
          <text:p/>
        </draw:connector>
        <draw:connector draw:style-name="gr12" draw:text-style-name="P1" draw:layer="layout" draw:type="lines" draw:line-skew="0.892cm" svg:x1="3.829cm" svg:y1="7.478cm" svg:x2="17.36cm" svg:y2="2.581cm" draw:start-shape="id11" draw:start-glue-point="2" draw:end-shape="id13" svg:d="m3829 7478v1392l13030-6289h501">
          <text:p/>
        </draw:connector>
        <draw:connector draw:style-name="gr12" draw:text-style-name="P1" draw:layer="layout" draw:type="lines" draw:line-skew="0.898cm" svg:x1="3.829cm" svg:y1="7.478cm" svg:x2="17.23cm" svg:y2="18.583cm" draw:start-shape="id11" draw:start-glue-point="2" draw:end-shape="id14" svg:d="m3829 7478v1398l12900 9707h501">
          <text:p/>
        </draw:connector>
        <draw:connector draw:style-name="gr12" draw:text-style-name="P1" draw:layer="layout" draw:type="lines" draw:line-skew="0.886cm" svg:x1="3.829cm" svg:y1="7.478cm" svg:x2="17.358cm" svg:y2="14.452cm" draw:start-shape="id11" draw:start-glue-point="2" draw:end-shape="id9" svg:d="m3829 7478v1386l13028 5588h501">
          <text:p/>
        </draw:connector>
        <draw:connector draw:style-name="gr12" draw:text-style-name="P1" draw:layer="layout" draw:type="lines" svg:x1="3.814cm" svg:y1="4.011cm" svg:x2="17.359cm" svg:y2="6.743cm" draw:start-shape="id15" draw:start-glue-point="2" draw:end-shape="id12" svg:d="m3814 4011v500l13044 2232h501">
          <text:p/>
        </draw:connector>
        <draw:connector draw:style-name="gr12" draw:text-style-name="P1" draw:layer="layout" draw:type="lines" svg:x1="3.814cm" svg:y1="4.011cm" svg:x2="17.36cm" svg:y2="2.581cm" draw:start-shape="id15" draw:start-glue-point="2" draw:end-shape="id13" draw:end-glue-point="3" svg:d="m3814 4011v500l13045-1930h501">
          <text:p/>
        </draw:connector>
        <draw:connector draw:style-name="gr12" draw:text-style-name="P1" draw:layer="layout" draw:line-skew="0cm 3.856cm" svg:x1="21.394cm" svg:y1="10.556cm" svg:x2="19.423cm" svg:y2="12.871cm" draw:start-shape="id10" draw:start-glue-point="1" draw:end-shape="id9" draw:end-glue-point="0" svg:d="m21394 10556h595v1773h-2566v542">
          <text:p/>
        </draw:connector>
        <draw:connector draw:style-name="gr12" draw:text-style-name="P1" draw:layer="layout" draw:line-skew="0.568cm 1.676cm" svg:x1="21.394cm" svg:y1="10.556cm" svg:x2="19.295cm" svg:y2="17.002cm" draw:start-shape="id10" draw:start-glue-point="1" draw:end-shape="id14" draw:end-glue-point="0" svg:d="m21394 10556h1069v5689h-3168v757">
          <text:p/>
        </draw:connector>
        <draw:custom-shape draw:style-name="gr13" draw:text-style-name="P1" xml:id="id17" draw:id="id17" draw:layer="layout" svg:width="3.413cm" svg:height="2.09cm" svg:x="23.025cm" svg:y="5.689cm">
          <text:p text:style-name="P1">Illne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6" draw:id="id16" draw:layer="layout" svg:width="4.265cm" svg:height="2.09cm" svg:x="22.675cm" svg:y="1.614cm">
          <text:p text:style-name="P1">Mental Sna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1.49cm" svg:y1="2.581cm" svg:x2="22.675cm" svg:y2="2.659cm" draw:start-shape="id13" draw:start-glue-point="1" draw:end-shape="id16" svg:d="m21490 2581h592v78h593">
          <text:p/>
        </draw:connector>
        <draw:connector draw:style-name="gr12" draw:text-style-name="P1" draw:layer="layout" svg:x1="21.489cm" svg:y1="6.743cm" svg:x2="23.025cm" svg:y2="6.734cm" draw:start-shape="id12" draw:start-glue-point="1" draw:end-shape="id17" svg:d="m21489 6743h768v-9h768">
          <text:p/>
        </draw:connector>
        <draw:custom-shape draw:style-name="gr14" draw:text-style-name="P1" xml:id="id18" draw:id="id18" draw:layer="layout" svg:width="3.995cm" svg:height="2.143cm" svg:x="17.542cm" svg:y="22.198cm">
          <text:p text:style-name="P1">Dea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4.731cm" svg:y1="7.779cm" svg:x2="21.36cm" svg:y2="18.583cm" draw:start-shape="id17" draw:start-glue-point="2" draw:end-shape="id14" draw:end-glue-point="1" svg:d="m24731 7779v10804h-3371">
          <text:p/>
        </draw:connector>
        <draw:connector draw:style-name="gr12" draw:text-style-name="P1" draw:layer="layout" svg:x1="19.295cm" svg:y1="20.165cm" svg:x2="19.539cm" svg:y2="22.198cm" draw:start-shape="id14" draw:start-glue-point="2" draw:end-shape="id18" draw:end-glue-point="0" svg:d="m19295 20165v1016h244v1017">
          <text:p/>
        </draw:connector>
        <draw:connector draw:style-name="gr12" draw:text-style-name="P1" draw:layer="layout" svg:x1="26.94cm" svg:y1="2.659cm" svg:x2="21.537cm" svg:y2="23.269cm" draw:start-shape="id16" draw:start-glue-point="1" draw:end-shape="id18" draw:end-glue-point="1" svg:d="m26940 2659h501v20610h-5904">
          <text:p/>
        </draw:connector>
        <draw:frame draw:style-name="gr6" draw:layer="layout" svg:width="5.049cm" svg:height="0.963cm" svg:x="10.213cm" svg:y="0.037cm">
          <draw:text-box>
            <text:p>Interaction chart</text:p>
          </draw:text-box>
        </draw:frame>
      </draw:page>
      <draw:page draw:name="page7" draw:style-name="dp1" draw:master-page-name="Default">
        <draw:custom-shape draw:style-name="gr1" draw:text-style-name="P1" xml:id="id22" draw:id="id22" draw:layer="layout" svg:width="4.13cm" svg:height="3.163cm" svg:x="20.496cm" svg:y="7.377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4.13cm" svg:height="3.163cm" svg:x="6.236cm" svg:y="7.377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4.13cm" svg:height="3.163cm" svg:x="1.659cm" svg:y="7.377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4.13cm" svg:height="3.163cm" svg:x="15.945cm" svg:y="7.377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0.929cm" svg:y="7.377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19" draw:id="id19" draw:layer="layout" svg:width="3.194cm" svg:height="2.323cm" svg:x="10.065cm" svg:y="1.741cm">
          <text:p text:style-name="P1">Weather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662cm" svg:y1="4.064cm" svg:x2="3.724cm" svg:y2="7.377cm" draw:start-shape="id19" draw:start-glue-point="2" draw:end-shape="id20" svg:d="m11662 4064v1656h-7938v1657">
          <text:p/>
        </draw:connector>
        <draw:connector draw:style-name="gr12" draw:text-style-name="P1" draw:layer="layout" svg:x1="11.662cm" svg:y1="4.064cm" svg:x2="8.301cm" svg:y2="7.377cm" draw:start-shape="id19" draw:start-glue-point="2" draw:end-shape="id21" svg:d="m11662 4064v1656h-3361v1657">
          <text:p/>
        </draw:connector>
        <draw:connector draw:style-name="gr12" draw:text-style-name="P1" draw:layer="layout" svg:x1="11.662cm" svg:y1="4.064cm" svg:x2="22.561cm" svg:y2="7.377cm" draw:start-shape="id19" draw:end-shape="id22" draw:end-glue-point="0" svg:d="m11662 4064v1656h10899v1657">
          <text:p/>
        </draw:connector>
        <draw:connector draw:style-name="gr12" draw:text-style-name="P1" draw:layer="layout" svg:x1="11.662cm" svg:y1="4.064cm" svg:x2="18.01cm" svg:y2="7.377cm" draw:start-shape="id19" draw:end-shape="id23" draw:end-glue-point="0" svg:d="m11662 4064v1656h6348v1657">
          <text:p/>
        </draw:connector>
        <draw:frame draw:style-name="gr6" draw:layer="layout" svg:width="1.264cm" svg:height="0.963cm" svg:x="8.301cm" svg:y="5.875cm">
          <draw:text-box>
            <text:p>+/-</text:p>
          </draw:text-box>
        </draw:frame>
        <draw:frame draw:style-name="gr6" draw:layer="layout" svg:width="1.264cm" svg:height="0.963cm" svg:x="3.724cm" svg:y="6.088cm">
          <draw:text-box>
            <text:p>+/-</text:p>
          </draw:text-box>
        </draw:frame>
        <draw:frame draw:style-name="gr6" draw:layer="layout" svg:width="0.714cm" svg:height="0.963cm" svg:x="18.01cm" svg:y="5.928cm">
          <draw:text-box>
            <text:p>-</text:p>
          </draw:text-box>
        </draw:frame>
        <draw:frame draw:style-name="gr6" draw:layer="layout" svg:width="0.714cm" svg:height="0.963cm" svg:x="22.561cm" svg:y="5.876cm">
          <draw:text-box>
            <text:p>-</text:p>
          </draw:text-box>
        </draw:frame>
      </draw:page>
      <draw:page draw:name="page8" draw:style-name="dp1" draw:master-page-name="Default">
        <draw:custom-shape draw:style-name="gr1" draw:text-style-name="P1" xml:id="id29" draw:id="id29" draw:layer="layout" svg:width="4.13cm" svg:height="3.163cm" svg:x="20.497cm" svg:y="7.378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4.13cm" svg:height="3.163cm" svg:x="6.237cm" svg:y="7.378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4.13cm" svg:height="3.163cm" svg:x="1.66cm" svg:y="7.378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4.13cm" svg:height="3.163cm" svg:x="15.946cm" svg:y="7.378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4.13cm" svg:height="3.163cm" svg:x="10.93cm" svg:y="7.378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24" draw:id="id24" draw:layer="layout" svg:width="3.194cm" svg:height="2.323cm" svg:x="11.485cm" svg:y="2.14cm">
          <text:p text:style-name="P1">Time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082cm" svg:y1="4.463cm" svg:x2="12.995cm" svg:y2="7.378cm" draw:start-shape="id24" draw:start-glue-point="2" draw:end-shape="id25" draw:end-glue-point="0" svg:d="m13082 4463v1457h-87v1458">
          <text:p/>
        </draw:connector>
        <draw:connector draw:style-name="gr12" draw:text-style-name="P1" draw:layer="layout" svg:x1="13.082cm" svg:y1="4.463cm" svg:x2="8.302cm" svg:y2="7.378cm" draw:start-shape="id24" draw:end-shape="id26" draw:end-glue-point="0" svg:d="m13082 4463v1457h-4780v1458">
          <text:p/>
        </draw:connector>
        <draw:connector draw:style-name="gr12" draw:text-style-name="P1" draw:layer="layout" svg:x1="13.082cm" svg:y1="4.463cm" svg:x2="3.725cm" svg:y2="7.378cm" draw:start-shape="id24" draw:start-glue-point="2" draw:end-shape="id27" draw:end-glue-point="0" svg:d="m13082 4463v1457h-9357v1458">
          <text:p/>
        </draw:connector>
        <draw:connector draw:style-name="gr12" draw:text-style-name="P1" draw:layer="layout" svg:x1="13.082cm" svg:y1="4.463cm" svg:x2="18.011cm" svg:y2="7.378cm" draw:start-shape="id24" draw:start-glue-point="2" draw:end-shape="id28" draw:end-glue-point="0" svg:d="m13082 4463v1457h4929v1458">
          <text:p/>
        </draw:connector>
        <draw:connector draw:style-name="gr12" draw:text-style-name="P1" draw:layer="layout" svg:x1="13.082cm" svg:y1="4.463cm" svg:x2="22.562cm" svg:y2="7.378cm" draw:start-shape="id24" draw:start-glue-point="2" draw:end-shape="id29" svg:d="m13082 4463v1457h9480v1458">
          <text:p/>
        </draw:connector>
        <draw:frame draw:style-name="gr6" draw:layer="layout" svg:width="0.714cm" svg:height="0.963cm" svg:x="22.562cm" svg:y="5.926cm">
          <draw:text-box>
            <text:p>-</text:p>
          </draw:text-box>
        </draw:frame>
        <draw:frame draw:style-name="gr6" draw:layer="layout" svg:width="0.875cm" svg:height="0.963cm" svg:x="4.816cm" svg:y="3.916cm">
          <draw:text-box>
            <text:p>+</text:p>
          </draw:text-box>
        </draw:frame>
        <draw:frame draw:style-name="gr6" draw:layer="layout" svg:width="0.714cm" svg:height="0.963cm" svg:x="3.725cm" svg:y="6.007cm">
          <draw:text-box>
            <text:p>-</text:p>
          </draw:text-box>
        </draw:frame>
        <draw:frame draw:style-name="gr6" draw:layer="layout" svg:width="0.714cm" svg:height="0.963cm" svg:x="8.302cm" svg:y="5.954cm">
          <draw:text-box>
            <text:p>-</text:p>
          </draw:text-box>
        </draw:frame>
        <draw:frame draw:style-name="gr6" draw:layer="layout" svg:width="0.714cm" svg:height="0.963cm" svg:x="13.082cm" svg:y="5.901cm">
          <draw:text-box>
            <text:p>-</text:p>
          </draw:text-box>
        </draw:frame>
        <draw:frame draw:style-name="gr6" draw:layer="layout" svg:width="0.714cm" svg:height="0.963cm" svg:x="18.011cm" svg:y="5.954cm">
          <draw:text-box>
            <text:p>-</text:p>
          </draw:text-box>
        </draw:frame>
      </draw:page>
      <draw:page draw:name="page9" draw:style-name="dp1" draw:master-page-name="Default">
        <draw:custom-shape draw:style-name="gr1" draw:text-style-name="P1" draw:layer="layout" svg:width="4.13cm" svg:height="3.163cm" svg:x="20.498cm" svg:y="7.379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4.13cm" svg:height="3.163cm" svg:x="6.238cm" svg:y="7.379cm">
          <text:p text:style-name="P1">Hygiene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4.13cm" svg:height="3.163cm" svg:x="1.661cm" svg:y="7.379cm">
          <text:p text:style-name="P1">Mora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5.947cm" svg:y="7.379cm">
          <text:p text:style-name="P1">Fatig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3cm" svg:height="3.163cm" svg:x="10.931cm" svg:y="7.379cm">
          <text:p text:style-name="P1">Hunger</text:p>
          <draw:enhanced-geometry svg:viewBox="0 0 21600 21600" draw:type="rectangle" draw:enhanced-path="M 0 0 L 21600 0 21600 21600 0 21600 0 0 Z N"/>
        </draw:custom-shape>
        <draw:custom-shape draw:style-name="gr11" draw:text-style-name="P1" xml:id="id30" draw:id="id30" draw:layer="layout" svg:width="3.194cm" svg:height="2.323cm" svg:x="12.193cm" svg:y="1.689cm">
          <text:p text:style-name="P1">Filth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79cm" svg:y1="4.012cm" svg:x2="8.303cm" svg:y2="7.379cm" draw:start-shape="id30" draw:start-glue-point="2" draw:end-shape="id31" svg:d="m13790 4012v1683h-5487v1684">
          <text:p/>
        </draw:connector>
        <draw:connector draw:style-name="gr12" draw:text-style-name="P1" draw:layer="layout" svg:x1="13.79cm" svg:y1="4.012cm" svg:x2="3.726cm" svg:y2="7.379cm" draw:start-shape="id30" draw:end-shape="id32" draw:end-glue-point="0" svg:d="m13790 4012v1683h-10064v1684">
          <text:p/>
        </draw:connector>
        <draw:frame draw:style-name="gr6" draw:layer="layout" svg:width="0.714cm" svg:height="0.963cm" svg:x="3.725cm" svg:y="6.008cm">
          <draw:text-box>
            <text:p>-</text:p>
          </draw:text-box>
        </draw:frame>
        <draw:frame draw:style-name="gr6" draw:layer="layout" svg:width="0.714cm" svg:height="0.963cm" svg:x="8.303cm" svg:y="5.929cm">
          <draw:text-box>
            <text:p>-</text:p>
          </draw:text-box>
        </draw:frame>
      </draw:page>
      <draw:page draw:name="page10" draw:style-name="dp1" draw:master-page-name="Default">
        <draw:custom-shape draw:style-name="gr15" draw:text-style-name="P1" draw:layer="layout" svg:width="18.802cm" svg:height="18.802cm" svg:x="4.564cm" svg:y="1.4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9.774cm" svg:height="4.14cm" svg:x="9.078cm" svg:y="9.432cm">
          <text:p text:style-name="P1"><text:span text:style-name="T3">New Ga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4.295cm" svg:height="2.397cm" svg:x="9.107cm" svg:y="14.256cm">
          <text:p text:style-name="P1">Options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273cm" svg:height="3.329cm" svg:x="6.829cm" svg:y="3.331cm">
          <draw:text-box>
            <text:p><text:span text:style-name="T4">The Title</text:span></text:p>
          </draw:text-box>
        </draw:frame>
        <draw:frame draw:style-name="gr6" draw:text-style-name="P6" draw:layer="layout" svg:width="6.327cm" svg:height="1.174cm" svg:x="14.421cm" svg:y="6.072cm">
          <draw:text-box>
            <text:p><text:span text:style-name="T5">Of the game</text:span></text:p>
          </draw:text-box>
        </draw:frame>
        <draw:frame draw:style-name="gr6" draw:layer="layout" svg:width="4.27cm" svg:height="0.963cm" svg:x="10.584cm" svg:y="-0.963cm">
          <draw:text-box>
            <text:p>Menu Screen</text:p>
          </draw:text-box>
        </draw:frame>
        <draw:custom-shape draw:style-name="gr16" draw:text-style-name="P1" draw:layer="layout" svg:width="4.295cm" svg:height="2.397cm" svg:x="14.562cm" svg:y="14.257cm">
          <text:p text:style-name="P1">Credits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7" draw:text-style-name="P1" draw:layer="layout" svg:width="18.802cm" svg:height="18.802cm" svg:x="4.564cm" svg:y="1.40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369cm" svg:height="0.963cm" svg:x="5.416cm" svg:y="2.926cm">
          <draw:text-box>
            <text:p>Name:</text:p>
          </draw:text-box>
        </draw:frame>
        <draw:frame draw:style-name="gr6" draw:layer="layout" svg:width="2.792cm" svg:height="0.963cm" svg:x="5.416cm" svg:y="4.234cm">
          <draw:text-box>
            <text:p>Gender:</text:p>
          </draw:text-box>
        </draw:frame>
        <draw:frame draw:style-name="gr6" draw:layer="layout" svg:width="4.867cm" svg:height="0.963cm" svg:x="5.416cm" svg:y="8.031cm">
          <draw:text-box>
            <text:p>Disadvantages:</text:p>
          </draw:text-box>
        </draw:frame>
        <draw:frame draw:style-name="gr6" draw:layer="layout" svg:width="4.024cm" svg:height="0.963cm" svg:x="5.416cm" svg:y="12.354cm">
          <draw:text-box>
            <text:p>Advantages:</text:p>
          </draw:text-box>
        </draw:frame>
        <draw:frame draw:style-name="gr6" draw:layer="layout" svg:width="5.717cm" svg:height="0.963cm" svg:x="5.478cm" svg:y="16.803cm">
          <draw:text-box>
            <text:p>Great advantages:</text:p>
          </draw:text-box>
        </draw:frame>
        <draw:custom-shape draw:style-name="gr18" draw:text-style-name="P1" draw:layer="layout" svg:width="9.836cm" svg:height="0.965cm" svg:x="8.563cm" svg:y="2.924cm">
          <text:p text:style-name="P1">Juan</text:p>
          <draw:enhanced-geometry svg:viewBox="0 0 21600 21600" draw:type="rectangle" draw:enhanced-path="M 0 0 L 21600 0 21600 21600 0 21600 0 0 Z N"/>
        </draw:custom-shape>
        <draw:frame draw:style-name="gr6" draw:layer="layout" svg:width="2.614cm" svg:height="0.963cm" svg:x="9.547cm" svg:y="4.234cm">
          <draw:text-box>
            <text:p>Female</text:p>
          </draw:text-box>
        </draw:frame>
        <draw:frame draw:style-name="gr6" draw:layer="layout" svg:width="1.874cm" svg:height="0.963cm" svg:x="13.795cm" svg:y="4.234cm">
          <draw:text-box>
            <text:p>Male</text:p>
          </draw:text-box>
        </draw:frame>
        <draw:frame draw:style-name="gr6" draw:layer="layout" svg:width="2.157cm" svg:height="0.963cm" svg:x="17.303cm" svg:y="4.234cm">
          <draw:text-box>
            <text:p>Either</text:p>
          </draw:text-box>
        </draw:frame>
        <draw:custom-shape draw:style-name="gr19" draw:text-style-name="P1" draw:layer="layout" svg:width="0.56cm" svg:height="0.56cm" svg:x="9.028cm" svg:y="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6cm" svg:height="0.56cm" svg:x="13.385cm" svg:y="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6cm" svg:height="0.56cm" svg:x="16.963cm" svg:y="4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312cm" svg:height="0.311cm" svg:x="17.087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2.246cm" svg:height="0.963cm" svg:x="5.416cm" svg:y="5.913cm">
          <draw:text-box>
            <text:p>Traits:</text:p>
          </draw:text-box>
        </draw:frame>
        <draw:custom-shape draw:style-name="gr21" draw:text-style-name="P1" draw:layer="layout" svg:width="3.322cm" svg:height="1.247cm" svg:x="7.662cm" svg:y="5.913cm">
          <text:p text:style-name="P1">Sickly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22cm" svg:height="1.247cm" svg:x="11.399cm" svg:y="5.9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22cm" svg:height="1.247cm" svg:x="15.137cm" svg:y="5.9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22cm" svg:height="1.247cm" svg:x="18.872cm" svg:y="5.913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4.949cm" svg:y1="7.689cm" svg:x2="22.878cm" svg:y2="7.689cm">
          <text:p/>
        </draw:line>
        <draw:custom-shape draw:style-name="gr21" draw:text-style-name="P1" draw:layer="layout" svg:width="3.322cm" svg:height="1.247cm" svg:x="6.323cm" svg:y="13.479cm">
          <text:p text:style-name="P1">Fast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10.507cm" svg:y="13.479cm">
          <text:p text:style-name="P1">Sneaky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322cm" svg:height="1.247cm" svg:x="14.69cm" svg:y="13.479cm">
          <text:p text:style-name="P1">Healthy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18.872cm" svg:y="13.479cm">
          <text:p text:style-name="P1">Light eat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6.323cm" svg:y="15.223cm">
          <text:p text:style-name="P1">Optimist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10.507cm" svg:y="15.223cm">
          <text:p text:style-name="P1">Etc.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22cm" svg:height="1.247cm" svg:x="14.69cm" svg:y="15.2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22cm" svg:height="1.247cm" svg:x="18.872cm" svg:y="15.22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6.324cm" svg:y="8.994cm">
          <text:p text:style-name="P1">Slow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10.508cm" svg:y="8.994cm">
          <text:p text:style-name="P1">Noisy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322cm" svg:height="1.247cm" svg:x="14.691cm" svg:y="8.994cm">
          <text:p text:style-name="P1">Sickly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18.873cm" svg:y="8.994cm">
          <text:p text:style-name="P1">Glutton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6.324cm" svg:y="10.706cm">
          <text:p text:style-name="P1">Pessimist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22cm" svg:height="1.247cm" svg:x="10.508cm" svg:y="10.706cm">
          <text:p text:style-name="P1">Etc.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22cm" svg:height="1.247cm" svg:x="14.691cm" svg:y="10.7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322cm" svg:height="1.247cm" svg:x="18.873cm" svg:y="10.7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322cm" svg:height="1.247cm" svg:x="6.324cm" svg:y="17.766cm">
          <text:p text:style-name="P1"><text:span text:style-name="T6">Sharp-Shoo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322cm" svg:height="1.247cm" svg:x="10.508cm" svg:y="17.766cm">
          <text:p text:style-name="P1">Medic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322cm" svg:height="1.247cm" svg:x="14.691cm" svg:y="17.766cm">
          <text:p text:style-name="P1">Scavenger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322cm" svg:height="1.247cm" svg:x="18.873cm" svg:y="17.766cm">
          <text:p text:style-name="P1">Immune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4.559cm" svg:y1="11.736cm" svg:x2="18.013cm" svg:y2="9.681cm">
          <text:p/>
        </draw:line>
        <draw:line draw:style-name="gr26" draw:text-style-name="P1" draw:layer="layout" svg:x1="24.559cm" svg:y1="11.736cm" svg:x2="18.012cm" svg:y2="14.163cm">
          <text:p/>
        </draw:line>
        <draw:frame draw:style-name="gr6" draw:layer="layout" svg:width="5.806cm" svg:height="1.675cm" svg:x="24.964cm" svg:y="10.957cm">
          <draw:text-box>
            <text:p>Opposite traits are</text:p>
            <text:p>mutually exclusive.</text:p>
          </draw:text-box>
        </draw:frame>
        <draw:frame draw:style-name="gr6" draw:layer="layout" svg:width="7.33cm" svg:height="3.099cm" svg:x="-3.735cm" svg:y="8.311cm">
          <draw:text-box>
            <text:p>Disadvantages unlock</text:p>
            <text:p>advantages. It takes two</text:p>
            <text:p>disadvantages to unlock</text:p>
            <text:p>a great advantage.</text:p>
          </draw:text-box>
        </draw:frame>
        <draw:frame draw:style-name="gr6" draw:layer="layout" svg:width="6.107cm" svg:height="0.963cm" svg:x="5.416cm" svg:y="1.712cm">
          <draw:text-box>
            <text:p>Character 3 out of 4</text:p>
          </draw:text-box>
        </draw:frame>
        <draw:line draw:style-name="gr27" draw:text-style-name="P1" draw:layer="layout" svg:x1="5.136cm" svg:y1="8.187cm" svg:x2="5.136cm" svg:y2="19.175cm">
          <text:p/>
        </draw:line>
        <draw:line draw:style-name="gr26" draw:text-style-name="P1" draw:layer="layout" svg:x1="3.667cm" svg:y1="9.868cm" svg:x2="5.136cm" svg:y2="10.739cm">
          <text:p/>
        </draw:line>
        <draw:frame draw:style-name="gr6" draw:layer="layout" svg:width="5.853cm" svg:height="0.963cm" svg:x="10.241cm" svg:y="-1.027cm">
          <draw:text-box>
            <text:p>Character Creation</text:p>
          </draw:text-box>
        </draw:frame>
        <draw:line draw:style-name="gr28" draw:text-style-name="P1" draw:layer="layout" svg:x1="25.618cm" svg:y1="17.587cm" svg:x2="22.195cm" svg:y2="18.427cm">
          <text:p/>
        </draw:line>
        <draw:frame draw:style-name="gr29" draw:layer="layout" svg:width="3.829cm" svg:height="1.013cm" svg:x="25.618cm" svg:y="17.182cm">
          <draw:text-box>
            <text:p>Locked trait</text:p>
          </draw:text-box>
        </draw:frame>
        <draw:frame draw:style-name="gr29" draw:layer="layout" svg:width="4.426cm" svg:height="1.013cm" svg:x="24.778cm" svg:y="7.595cm">
          <draw:text-box>
            <text:p>Unlocked trait</text:p>
          </draw:text-box>
        </draw:frame>
        <draw:line draw:style-name="gr30" draw:text-style-name="P1" draw:layer="layout" svg:x1="24.778cm" svg:y1="8.155cm" svg:x2="22.195cm" svg:y2="9.681cm">
          <text:p/>
        </draw:line>
        <draw:frame draw:style-name="gr31" draw:layer="layout" svg:width="3.918cm" svg:height="0.963cm" svg:x="25.338cm" svg:y="4.918cm">
          <draw:text-box>
            <text:p>Chosen trait</text:p>
          </draw:text-box>
        </draw:frame>
        <draw:line draw:style-name="gr32" draw:text-style-name="P1" draw:layer="layout" svg:x1="25.338cm" svg:y1="5.354cm" svg:x2="16.56cm" svg:y2="8.994cm">
          <text:p/>
        </draw:line>
        <draw:custom-shape draw:style-name="gr33" draw:text-style-name="P1" draw:layer="layout" svg:width="15.52cm" svg:height="2.001cm" svg:x="7.26cm" svg:y="5.485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24.652cm" svg:y1="2.936cm" svg:x2="19.908cm" svg:y2="5.485cm">
          <text:p/>
        </draw:line>
        <draw:frame draw:style-name="gr31" draw:layer="layout" svg:width="4.414cm" svg:height="0.963cm" svg:x="24.652cm" svg:y="2.227cm">
          <draw:text-box>
            <text:p>Four trait max</text:p>
          </draw:text-box>
        </draw:frame>
      </draw:page>
      <draw:page draw:name="page12" draw:style-name="dp1" draw:master-page-name="Default">
        <draw:custom-shape draw:style-name="gr15" draw:text-style-name="P1" draw:layer="layout" svg:width="18.802cm" svg:height="18.802cm" svg:x="4.564cm" svg:y="1.4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8.802cm" svg:height="7.305cm" svg:x="4.564cm" svg:y="11.24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7.937cm" svg:height="7.305cm" svg:x="4.564cm" svg:y="11.244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" draw:layer="layout" svg:width="4.862cm" svg:height="0.497cm" svg:x="6.911cm" svg:y="12.7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1" draw:layer="layout" svg:width="4.2cm" svg:height="0.497cm" svg:x="7.573cm" svg:y="12.735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1.874cm" svg:height="0.963cm" svg:x="5.037cm" svg:y="11.771cm">
            <draw:text-box>
              <text:p>Jane</text:p>
            </draw:text-box>
          </draw:frame>
        </draw:g>
        <draw:g>
          <draw:custom-shape draw:style-name="gr37" draw:text-style-name="P1" draw:layer="layout" svg:width="4.862cm" svg:height="0.497cm" svg:x="6.911cm" svg:y="14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2.051cm" svg:height="0.963cm" svg:x="4.86cm" svg:y="13.391cm">
            <draw:text-box>
              <text:p>Janet</text:p>
            </draw:text-box>
          </draw:frame>
        </draw:g>
        <draw:g>
          <draw:custom-shape draw:style-name="gr20" draw:text-style-name="P1" draw:layer="layout" svg:width="4.862cm" svg:height="0.497cm" svg:x="6.911cm" svg:y="17.59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1.058cm" svg:height="0.497cm" svg:x="10.715cm" svg:y="17.596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2.403cm" svg:height="0.963cm" svg:x="4.508cm" svg:y="16.632cm">
            <draw:text-box>
              <text:p>Jenifer</text:p>
            </draw:text-box>
          </draw:frame>
        </draw:g>
        <draw:g>
          <draw:custom-shape draw:style-name="gr20" draw:text-style-name="P1" draw:layer="layout" svg:width="4.862cm" svg:height="0.497cm" svg:x="6.911cm" svg:y="15.9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3.076cm" svg:height="0.497cm" svg:x="8.697cm" svg:y="15.976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1.874cm" svg:height="0.963cm" svg:x="5.037cm" svg:y="15.012cm">
            <draw:text-box>
              <text:p>Juan</text:p>
            </draw:text-box>
          </draw:frame>
        </draw:g>
        <draw:custom-shape draw:style-name="gr16" draw:text-style-name="P1" draw:layer="layout" svg:width="3.605cm" svg:height="1.786cm" svg:x="13.494cm" svg:y="15.345cm">
          <text:p text:style-name="P1">Food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05cm" svg:height="1.786cm" svg:x="18.787cm" svg:y="12.616cm">
          <text:p text:style-name="P1">Scaveng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05cm" svg:height="1.786cm" svg:x="13.528cm" svg:y="12.616cm">
          <text:p text:style-name="P1">Res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05cm" svg:height="1.786cm" svg:x="18.787cm" svg:y="15.345cm">
          <text:p text:style-name="P1">Equipment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8.802cm" svg:height="7.375cm" svg:x="4.564cm" svg:y="2.74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8.802cm" svg:height="2.513cm" svg:x="4.564cm" svg:y="7.6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819cm" svg:height="5.655cm" svg:x="17.131cm" svg:y="3.6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977cm" svg:height="3.638cm" svg:x="19.247cm" svg:y="5.6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2.448cm" svg:height="2.778cm" svg:x="14.386cm" svg:y="6.54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8.802cm" svg:height="0.463cm" svg:x="4.564cm" svg:y="9.32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2" draw:text-style-name="P1" draw:layer="layout" svg:width="2.448cm" svg:height="4.796cm" svg:x="8.268cm" svg:y="4.53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3.018cm" svg:height="1.886cm" svg:x="4.564cm" svg:y="7.44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191cm" svg:height="1.191cm" svg:x="4.902cm" svg:y="8.4cm">
          <text:p/>
          <draw:enhanced-geometry svg:viewBox="0 0 21600 21600" draw:type="rectangle" draw:enhanced-path="M 0 0 L 21600 0 21600 21600 0 21600 0 0 Z N"/>
        </draw:custom-shape>
        <draw:polygon draw:style-name="gr45" draw:text-style-name="P1" draw:layer="layout" svg:width="0.926cm" svg:height="2.018cm" svg:x="12.303cm" svg:y="7.606cm" svg:viewBox="0 0 927 2019" draw:points="594,0 927,2019 0,2019 332,0">
          <text:p/>
        </draw:polygon>
        <draw:custom-shape draw:style-name="gr46" draw:text-style-name="P1" draw:layer="layout" svg:width="0.529cm" svg:height="0.429cm" svg:x="7.077cm" svg:y="12.10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29cm" svg:height="0.429cm" svg:x="7.078cm" svg:y="13.69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29cm" svg:height="0.429cm" svg:x="7.078cm" svg:y="16.9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529cm" svg:height="0.429cm" svg:x="8.005cm" svg:y="16.96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29cm" svg:height="0.429cm" svg:x="8.931cm" svg:y="16.96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29cm" svg:height="0.429cm" svg:x="8.005cm" svg:y="13.693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4.202cm" svg:y1="11.112cm" svg:x2="4.202cm" svg:y2="18.956cm">
          <text:p/>
        </draw:line>
        <draw:line draw:style-name="gr49" draw:text-style-name="P1" draw:layer="layout" svg:x1="1.214cm" svg:y1="12.046cm" svg:x2="4.202cm" svg:y2="15.065cm">
          <text:p/>
        </draw:line>
        <draw:frame draw:style-name="gr6" draw:layer="layout" svg:width="2.407cm" svg:height="0.963cm" svg:x="0cm" svg:y="11.017cm">
          <draw:text-box>
            <text:p>H.U.D.</text:p>
          </draw:text-box>
        </draw:frame>
        <draw:line draw:style-name="gr50" draw:text-style-name="P1" draw:layer="layout" svg:x1="4.046cm" svg:y1="21.26cm" svg:x2="7.128cm" svg:y2="18.092cm">
          <text:p/>
        </draw:line>
        <draw:frame draw:style-name="gr51" draw:layer="layout" svg:width="2.646cm" svg:height="0.963cm" svg:x="2.147cm" svg:y="21.26cm">
          <draw:text-box>
            <text:p>HP Bar</text:p>
          </draw:text-box>
        </draw:frame>
        <draw:custom-shape draw:style-name="gr52" draw:text-style-name="P1" draw:layer="layout" svg:width="3.269cm" svg:height="0.8cm" svg:x="6.723cm" svg:y="16.726cm">
          <text:p/>
          <draw:enhanced-geometry svg:viewBox="0 0 21600 21600" draw:type="rectangle" draw:enhanced-path="M 0 0 L 21600 0 21600 21600 0 21600 0 0 Z N"/>
        </draw:custom-shape>
        <draw:line draw:style-name="gr50" draw:text-style-name="P1" draw:layer="layout" svg:x1="10.334cm" svg:y1="20.59cm" svg:x2="8.933cm" svg:y2="17.587cm">
          <text:p/>
        </draw:line>
        <draw:frame draw:style-name="gr6" draw:layer="layout" svg:width="6.06cm" svg:height="0.963cm" svg:x="7.999cm" svg:y="20.627cm">
          <draw:text-box>
            <text:p>Condition indicators</text:p>
          </draw:text-box>
        </draw:frame>
        <draw:line draw:style-name="gr50" draw:text-style-name="P1" draw:layer="layout" svg:x1="3.775cm" svg:y1="9.837cm" svg:x2="5.011cm" svg:y2="9.027cm">
          <text:p/>
        </draw:line>
        <draw:frame draw:style-name="gr6" draw:layer="layout" svg:width="4.896cm" svg:height="0.963cm" svg:x="-1.121cm" svg:y="9.338cm">
          <draw:text-box>
            <text:p>Party animation</text:p>
          </draw:text-box>
        </draw:frame>
        <draw:polyline draw:style-name="gr49" draw:text-style-name="P1" draw:layer="layout" svg:width="2.044cm" svg:height="19.656cm" draw:transform="rotate (1.55229583672376) translate (4.170897162808cm 4.07799809724446cm)" svg:viewBox="0 0 2045 19657" draw:points="0,0 1681,0 2045,19638 1018,19657">
          <text:p/>
        </draw:polyline>
        <draw:line draw:style-name="gr50" draw:text-style-name="P1" draw:layer="layout" svg:x1="10.842cm" svg:y1="0.498cm" svg:x2="14.256cm" svg:y2="2.397cm">
          <text:p/>
        </draw:line>
        <draw:frame draw:style-name="gr6" draw:layer="layout" svg:width="5.955cm" svg:height="0.963cm" svg:x="4.887cm" svg:y="0.037cm">
          <draw:text-box>
            <text:p>Sliding Background</text:p>
          </draw:text-box>
        </draw:frame>
        <draw:polyline draw:style-name="gr49" draw:text-style-name="P1" draw:layer="layout" svg:width="1.586cm" svg:height="8.248cm" svg:x="22.505cm" svg:y="10.77cm" svg:viewBox="0 0 1587 8249" draw:points="0,0 1587,0 1587,8249 124,8249">
          <text:p/>
        </draw:polyline>
        <draw:line draw:style-name="gr50" draw:text-style-name="P1" draw:layer="layout" svg:x1="26.458cm" svg:y1="12.887cm" svg:x2="24.092cm" svg:y2="15.252cm">
          <text:p/>
        </draw:line>
        <draw:frame draw:style-name="gr6" draw:layer="layout" svg:width="3.461cm" svg:height="0.963cm" svg:x="25.369cm" svg:y="11.924cm">
          <draw:text-box>
            <text:p>Interaction</text:p>
          </draw:text-box>
        </draw:frame>
        <draw:line draw:style-name="gr50" draw:text-style-name="P1" draw:layer="layout" svg:x1="18.178cm" svg:y1="20.762cm" svg:x2="16.528cm" svg:y2="17.131cm">
          <text:p/>
        </draw:line>
        <draw:frame draw:style-name="gr6" draw:layer="layout" svg:width="2.653cm" svg:height="0.963cm" svg:x="16.933cm" svg:y="20.762cm">
          <draw:text-box>
            <text:p>Buttons</text:p>
          </draw:text-box>
        </draw:frame>
        <draw:frame draw:style-name="gr6" draw:layer="layout" svg:width="5.269cm" svg:height="0.963cm" svg:x="11.018cm" svg:y="-1.805cm">
          <draw:text-box>
            <text:p>Traveling Screen</text:p>
          </draw:text-box>
        </draw:frame>
        <draw:custom-shape draw:style-name="gr53" draw:text-style-name="P1" draw:layer="layout" svg:width="5.853cm" svg:height="1.973cm" svg:x="10.738cm" svg:y="5.634cm">
          <text:p text:style-name="P1">Jenifer is starving!</text:p>
          <draw:enhanced-geometry svg:viewBox="0 0 21600 21600" draw:type="rectangle" draw:enhanced-path="M 0 0 L 21600 0 21600 21600 0 21600 0 0 Z N"/>
        </draw:custom-shape>
        <draw:line draw:style-name="gr50" draw:text-style-name="P1" draw:layer="layout" svg:x1="24.404cm" svg:y1="6.35cm" svg:x2="16.591cm" svg:y2="6.549cm">
          <text:p/>
        </draw:line>
        <draw:frame draw:style-name="gr31" draw:layer="layout" svg:width="3.952cm" svg:height="0.963cm" svg:x="24.404cm" svg:y="5.945cm">
          <draw:text-box>
            <text:p>Alert pop-up</text:p>
          </draw:text-box>
        </draw:frame>
        <draw:custom-shape draw:style-name="gr54" draw:text-style-name="P1" draw:layer="layout" svg:width="1.557cm" svg:height="0.884cm" svg:x="12.829cm" svg:y="6.549cm">
          <text:p text:style-name="P1">OK</text:p>
          <draw:enhanced-geometry svg:viewBox="0 0 21600 21600" draw:type="rectangle" draw:enhanced-path="M 0 0 L 21600 0 21600 21600 0 21600 0 0 Z N"/>
        </draw:custom-shape>
        <draw:frame draw:style-name="gr31" draw:layer="layout" svg:width="5.857cm" svg:height="0.963cm" svg:x="24.404cm" svg:y="6.908cm">
          <draw:text-box>
            <text:p>(Pauses the game)</text:p>
          </draw:text-box>
        </draw:frame>
      </draw:page>
      <draw:page draw:name="page13" draw:style-name="dp1" draw:master-page-name="Default">
        <draw:custom-shape draw:style-name="gr17" draw:text-style-name="P1" draw:layer="layout" svg:width="18.802cm" svg:height="18.802cm" svg:x="4.564cm" svg:y="1.401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1.306cm" svg:height="0.725cm" svg:x="12.907cm" svg:y="2.65cm">
          <draw:text-box>
            <text:p><text:span text:style-name="T7">Gun</text:span></text:p>
          </draw:text-box>
        </draw:frame>
        <draw:frame draw:style-name="gr31" draw:text-style-name="P8" draw:layer="layout" svg:width="2.098cm" svg:height="0.725cm" svg:x="10.422cm" svg:y="2.65cm">
          <draw:text-box>
            <text:p><text:span text:style-name="T7">Weapon</text:span></text:p>
          </draw:text-box>
        </draw:frame>
        <draw:frame draw:style-name="gr31" draw:text-style-name="P8" draw:layer="layout" svg:width="1.895cm" svg:height="0.725cm" svg:x="7.905cm" svg:y="2.65cm">
          <draw:text-box>
            <text:p><text:span text:style-name="T7">Armour</text:span></text:p>
          </draw:text-box>
        </draw:frame>
        <draw:frame draw:style-name="gr31" draw:text-style-name="P8" draw:layer="layout" svg:width="1.958cm" svg:height="0.725cm" svg:x="5.451cm" svg:y="2.65cm">
          <draw:text-box>
            <text:p><text:span text:style-name="T7">Primary</text:span></text:p>
          </draw:text-box>
        </draw:frame>
        <draw:custom-shape draw:style-name="gr55" draw:text-style-name="P9" draw:layer="layout" svg:width="1.864cm" svg:height="1.864cm" svg:x="5.451cm" svg:y="5.586cm">
          <text:p text:style-name="P9">Bullets</text:p>
          <text:p text:style-name="P9">14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7.937cm" svg:y="5.586cm">
          <text:p text:style-name="P9">Orange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10.423cm" svg:y="5.58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12.907cm" svg:y="5.58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5.451cm" svg:y="7.6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7.937cm" svg:y="7.6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10.423cm" svg:y="7.6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12.907cm" svg:y="7.64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5.451cm" svg:y="3.375cm">
          <text:p text:style-name="P9">First aid</text:p>
          <text:p text:style-name="P9">Kit<text:line-break/>26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7.936cm" svg:y="3.37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10.422cm" svg:y="3.375cm">
          <text:p text:style-name="P9">Fists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12.907cm" svg:y="3.375cm">
          <text:p text:style-name="P9">Pistol</text:p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1.306cm" svg:height="0.725cm" svg:x="12.907cm" svg:y="11.29cm">
          <draw:text-box>
            <text:p><text:span text:style-name="T7">Gun</text:span></text:p>
          </draw:text-box>
        </draw:frame>
        <draw:frame draw:style-name="gr31" draw:text-style-name="P8" draw:layer="layout" svg:width="2.098cm" svg:height="0.725cm" svg:x="10.422cm" svg:y="11.29cm">
          <draw:text-box>
            <text:p><text:span text:style-name="T7">Weapon</text:span></text:p>
          </draw:text-box>
        </draw:frame>
        <draw:frame draw:style-name="gr31" draw:text-style-name="P8" draw:layer="layout" svg:width="1.895cm" svg:height="0.725cm" svg:x="7.905cm" svg:y="11.29cm">
          <draw:text-box>
            <text:p><text:span text:style-name="T7">Armour</text:span></text:p>
          </draw:text-box>
        </draw:frame>
        <draw:frame draw:style-name="gr31" draw:text-style-name="P8" draw:layer="layout" svg:width="1.958cm" svg:height="0.725cm" svg:x="5.451cm" svg:y="11.29cm">
          <draw:text-box>
            <text:p><text:span text:style-name="T7">Primary</text:span></text:p>
          </draw:text-box>
        </draw:frame>
        <draw:custom-shape draw:style-name="gr55" draw:text-style-name="P9" draw:layer="layout" svg:width="1.864cm" svg:height="1.864cm" svg:x="5.451cm" svg:y="14.226cm">
          <text:p text:style-name="P9">Wire-</text:p>
          <text:p text:style-name="P9">cutters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7.937cm" svg:y="14.226cm">
          <text:p text:style-name="P9">Tent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10.423cm" svg:y="14.226cm">
          <text:p text:style-name="P9">Binocu-</text:p>
          <text:p text:style-name="P9">lars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12.907cm" svg:y="14.226cm">
          <text:p text:style-name="P9">Cracker</text:p>
          <text:p text:style-name="P9">Box</text:p>
          <text:p text:style-name="P9">5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5.451cm" svg:y="16.282cm">
          <text:p text:style-name="P9">Beans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7.937cm" svg:y="16.2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10.423cm" svg:y="16.2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12.907cm" svg:y="16.2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5.451cm" svg:y="12.0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7.936cm" svg:y="12.015cm">
          <text:p text:style-name="P9">Rain<text:line-break/>Coat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1.864cm" svg:height="1.864cm" svg:x="10.422cm" svg:y="12.015cm">
          <text:p text:style-name="P9">2x4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1.864cm" svg:height="1.864cm" svg:x="12.907cm" svg:y="12.015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0.558cm" svg:height="0.338cm" draw:transform="rotate (-1.5707963267949) translate (11.122cm 10.547cm)" svg:viewBox="0 0 559 339" draw:points="279,0 559,339 0,339">
          <text:p/>
        </draw:polygon>
        <draw:custom-shape draw:style-name="gr58" draw:text-style-name="P1" draw:layer="layout" svg:width="4.484cm" svg:height="0.927cm" svg:x="6.046cm" svg:y="10.363cm">
          <text:p text:style-name="P1">Juan</text:p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0.558cm" svg:height="0.338cm" draw:transform="rotate (1.5707963267949) translate (5.451cm 11.107cm)" svg:viewBox="0 0 559 339" draw:points="280,0 0,339 559,339">
          <text:p/>
        </draw:polygon>
        <draw:polygon draw:style-name="gr57" draw:text-style-name="P1" draw:layer="layout" svg:width="0.558cm" svg:height="0.338cm" draw:transform="rotate (-1.5707963267949) translate (11.122cm 1.871cm)" svg:viewBox="0 0 559 339" draw:points="279,0 559,339 0,339">
          <text:p/>
        </draw:polygon>
        <draw:custom-shape draw:style-name="gr58" draw:text-style-name="P1" draw:layer="layout" svg:width="4.484cm" svg:height="0.927cm" svg:x="6.046cm" svg:y="1.687cm">
          <text:p text:style-name="P1">Jane</text:p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0.558cm" svg:height="0.338cm" draw:transform="rotate (1.5707963267949) translate (5.451cm 2.431cm)" svg:viewBox="0 0 559 339" draw:points="280,0 0,339 559,339">
          <text:p/>
        </draw:polygon>
        <draw:frame draw:style-name="gr6" draw:layer="layout" svg:width="2.073cm" svg:height="0.963cm" svg:x="16.532cm" svg:y="3.387cm">
          <draw:text-box>
            <text:p>Swap</text:p>
          </draw:text-box>
        </draw:frame>
        <draw:frame draw:style-name="gr6" draw:layer="layout" svg:width="1.874cm" svg:height="0.963cm" svg:x="16.532cm" svg:y="4.35cm">
          <draw:text-box>
            <text:p>Drop</text:p>
          </draw:text-box>
        </draw:frame>
        <draw:frame draw:style-name="gr6" draw:layer="layout" svg:width="1.628cm" svg:height="0.963cm" svg:x="16.532cm" svg:y="5.313cm">
          <draw:text-box>
            <text:p>Use</text:p>
          </draw:text-box>
        </draw:frame>
        <draw:custom-shape draw:style-name="gr19" draw:text-style-name="P1" draw:layer="layout" svg:width="0.56cm" svg:height="0.56cm" svg:x="15.972cm" svg:y="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6cm" svg:height="0.56cm" svg:x="15.972cm" svg:y="4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6cm" svg:height="0.56cm" svg:x="15.972cm" svg:y="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6.227cm" svg:height="8.293cm" svg:x="15.972cm" svg:y="9.841cm">
          <text:p text:style-name="P10">Hover over an item </text:p>
          <text:p text:style-name="P10">for its description </text:p>
          <text:p text:style-name="P10">here.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312cm" svg:height="0.311cm" svg:x="16.086cm" svg:y="3.6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0" draw:text-style-name="P1" draw:layer="layout" svg:width="7.414cm" svg:height="1.249cm" svg:x="4.872cm" svg:y="1.40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0.228cm" svg:height="2.775cm" svg:x="5.034cm" svg:y="11.26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10.422cm" svg:height="4.55cm" svg:x="5.034cm" svg:y="5.38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3.581cm" svg:height="3.646cm" svg:x="15.714cm" svg:y="3.03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6.776cm" svg:height="8.874cm" svg:x="15.714cm" svg:y="9.518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out" svg:x1="1.775cm" svg:y1="3.259cm" svg:x2="4.872cm" svg:y2="2.097cm">
          <text:p/>
        </draw:line>
        <draw:line draw:style-name="gr62" draw:text-style-name="P1" draw:layer="layout" svg:x1="2.42cm" svg:y1="8.486cm" svg:x2="5.034cm" svg:y2="7.615cm">
          <text:p/>
        </draw:line>
        <draw:line draw:style-name="gr62" draw:text-style-name="P1" draw:layer="layout" svg:x1="3.001cm" svg:y1="14.068cm" svg:x2="5.034cm" svg:y2="13.068cm">
          <text:p/>
        </draw:line>
        <draw:line draw:style-name="gr62" draw:text-style-name="P1" draw:layer="layout" svg:x1="24.071cm" svg:y1="5.162cm" svg:x2="19.295cm" svg:y2="4.259cm">
          <text:p/>
        </draw:line>
        <draw:line draw:style-name="gr62" draw:text-style-name="P1" draw:layer="layout" svg:x1="25.394cm" svg:y1="9.938cm" svg:x2="22.49cm" svg:y2="11.325cm">
          <text:p/>
        </draw:line>
        <draw:frame draw:style-name="gr31" draw:layer="layout" svg:width="3.283cm" svg:height="1.675cm" svg:x="-1.508cm" svg:y="2.646cm">
          <draw:text-box>
            <text:p>Character</text:p>
            <text:p>Selector</text:p>
          </draw:text-box>
        </draw:frame>
        <draw:frame draw:style-name="gr31" draw:layer="layout" svg:width="3.101cm" svg:height="1.675cm" svg:x="-0.681cm" svg:y="7.84cm">
          <draw:text-box>
            <text:p>Inventory</text:p>
            <text:p>slots</text:p>
          </draw:text-box>
        </draw:frame>
        <draw:frame draw:style-name="gr31" draw:layer="layout" svg:width="3.529cm" svg:height="1.675cm" svg:x="-0.528cm" svg:y="13.552cm">
          <draw:text-box>
            <text:p>Equipment</text:p>
            <text:p>slots</text:p>
          </draw:text-box>
        </draw:frame>
        <draw:frame draw:style-name="gr31" draw:layer="layout" svg:width="3.461cm" svg:height="1.675cm" svg:x="24.071cm" svg:y="4.485cm">
          <draw:text-box>
            <text:p>Interaction</text:p>
            <text:p>chooser</text:p>
          </draw:text-box>
        </draw:frame>
        <draw:frame draw:style-name="gr31" draw:layer="layout" svg:width="4.862cm" svg:height="0.963cm" svg:x="25.394cm" svg:y="9.454cm">
          <draw:text-box>
            <text:p>Description box</text:p>
          </draw:text-box>
        </draw:frame>
        <draw:frame draw:style-name="gr31" draw:layer="layout" svg:width="5.713cm" svg:height="0.963cm" svg:x="10.584cm" svg:y="-0.419cm">
          <draw:text-box>
            <text:p>Equipment Scree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4a4a" draw:end-color="#808080" draw:start-intensity="100%" draw:end-intensity="100%" draw:angle="0" draw:border="0%"/>
    <draw:hatch draw:name="Black_20_-45_20_Degrees" draw:display-name="Black -45 Degrees" draw:style="single" draw:color="#000000" draw:distance="0.102cm" draw:rotation="31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12:36:26.54</meta:creation-date>
    <dc:date>2013-01-20T12:30:05.42</dc:date>
    <meta:editing-duration>PT20H39M47S</meta:editing-duration>
    <meta:editing-cycles>13</meta:editing-cycles>
    <meta:generator>LibreOffice/3.6$Windows_x86 LibreOffice_project/932b512-69e3009-7a10e5c-fc86223-a55908</meta:generator>
    <meta:document-statistic meta:object-count="289"/>
  </office:meta>
</office:document-meta>
</file>